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15%" fo:hyphenation-ladder-count="no-limit"/>
      <style:text-properties fo:hyphenate="true"/>
    </style:style>
    <style:style style:name="P2" style:family="paragraph" style:parent-style-name="Standard">
      <style:paragraph-properties fo:margin-top="0in" fo:margin-bottom="0.0799in" loext:contextual-spacing="false" fo:line-height="115%" fo:hyphenation-ladder-count="no-limit"/>
      <style:text-properties style:font-name="Carlito" fo:hyphenate="true"/>
    </style:style>
    <style:style style:name="P3" style:family="paragraph" style:parent-style-name="Standard" style:master-page-name="MP0">
      <style:paragraph-properties fo:margin-top="0in" fo:margin-bottom="0.0799in" loext:contextual-spacing="false" fo:line-height="115%" fo:hyphenation-ladder-count="no-limit" style:page-number="auto" fo:break-before="page"/>
      <style:text-properties style:font-name="Carlito" fo:hyphenate="true"/>
    </style:style>
    <style:style style:name="P4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fo:hyphenate="true"/>
    </style:style>
    <style:style style:name="P5" style:family="paragraph" style:parent-style-name="Standard" style:list-style-name="L5">
      <style:paragraph-properties fo:margin-top="0in" fo:margin-bottom="0.0799in" loext:contextual-spacing="false" fo:line-height="115%" fo:hyphenation-ladder-count="no-limit"/>
      <style:text-properties fo:hyphenate="true"/>
    </style:style>
    <style:style style:name="P6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fo:hyphenate="true"/>
    </style:style>
    <style:style style:name="P7" style:family="paragraph" style:parent-style-name="Standard" style:list-style-name="L4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fo:hyphenate="true"/>
    </style:style>
    <style:style style:name="P8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style:font-name="Carlito" fo:hyphenate="true"/>
    </style:style>
    <style:style style:name="P9" style:family="paragraph" style:parent-style-name="Standard" style:list-style-name="L2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style:font-name="Carlito" fo:hyphenate="true"/>
    </style:style>
    <style:style style:name="P10" style:family="paragraph" style:parent-style-name="Standard" style:list-style-name="L3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style:font-name="Carlito" fo:hyphenate="true"/>
    </style:style>
    <style:style style:name="P11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style:font-name="Carlito" style:text-underline-mode="continuous" style:text-overline-mode="continuous" style:text-line-through-mode="continuous" fo:hyphenate="true"/>
    </style:style>
    <style:style style:name="P12" style:family="paragraph" style:parent-style-name="Standard" style:list-style-name="L2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style:font-name="Carlito" style:text-underline-mode="continuous" style:text-overline-mode="continuous" style:text-line-through-mode="continuous" fo:hyphenate="true"/>
    </style:style>
    <style:style style:name="P13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style:text-line-through-style="solid" style:text-line-through-type="single" style:text-underline-style="solid" style:text-underline-width="auto" style:text-underline-color="font-color" fo:hyphenate="true"/>
    </style:style>
    <style:style style:name="P14" style:family="paragraph" style:parent-style-name="Standard" style:list-style-name="L1">
      <style:paragraph-properties fo:margin-top="0in" fo:margin-bottom="0.0799in" loext:contextual-spacing="false" fo:line-height="115%" fo:hyphenation-ladder-count="no-limit"/>
      <style:text-properties fo:color="#666666" fo:hyphenate="true"/>
    </style:style>
    <style:style style:name="T1" style:family="text">
      <style:text-properties style:text-line-through-style="solid" style:text-line-through-type="single" style:text-underline-mode="continuous" style:text-overline-mode="continuous" style:text-line-through-mode="continuous"/>
    </style:style>
    <style:style style:name="T2" style:family="text">
      <style:text-properties style:text-line-through-style="solid" style:text-line-through-type="single" style:font-name="Carlito"/>
    </style:style>
    <style:style style:name="T3" style:family="text">
      <style:text-properties style:font-name="Carlito"/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sic reword, typos</text:p>
      <text:list xml:id="list7741528648774916679" text:style-name="L1">
        <text:list-item>
          <text:p text:style-name="P4"><text:span text:style-name="Default_20_Paragraph_20_Font"><text:span text:style-name="T1">fix “alos” &gt;&gt; “also”</text:span></text:span></text:p>
        </text:list-item>
        <text:list-item>
          <text:p text:style-name="P4"><text:span text:style-name="Default_20_Paragraph_20_Font"><text:span text:style-name="T1">“central transfer” to “central transfers”</text:span></text:span></text:p>
        </text:list-item>
        <text:list-item>
          <text:p text:style-name="P4"><text:span text:style-name="Default_20_Paragraph_20_Font"><text:span text:style-name="T1">Change “blames” to “attributes to”</text:span></text:span></text:p>
        </text:list-item>
        <text:list-item>
          <text:p text:style-name="P4">Move “This paper provides evidence to suggest that...” sentence in page 7 to somewhere else</text:p>
        </text:list-item>
        <text:list-item>
          <text:p text:style-name="P4"><text:span text:style-name="Default_20_Paragraph_20_Font"><text:span text:style-name="T1">“own” &gt;&gt; “owe”</text:span></text:span></text:p>
        </text:list-item>
        <text:list-item>
          <text:p text:style-name="P4"><text:span text:style-name="Default_20_Paragraph_20_Font"><text:span text:style-name="T1">“disconnect” &gt;&gt; “no relationship”</text:span></text:span></text:p>
        </text:list-item>
        <text:list-item>
          <text:p text:style-name="P4"><text:span text:style-name="Default_20_Paragraph_20_Font"><text:span text:style-name="T1">“yet provincial officials also face a conflict of interests” <text:s/>&gt;&gt; reword</text:span></text:span></text:p>
        </text:list-item>
        <text:list-item>
          <text:p text:style-name="P4"><text:span text:style-name="Default_20_Paragraph_20_Font"><text:span text:style-name="T1">“hard-to-defense” &gt;&gt; “hard to defend”</text:span></text:span></text:p>
        </text:list-item>
        <text:list-item>
          <text:p text:style-name="P4"><text:span text:style-name="Default_20_Paragraph_20_Font"><text:span text:style-name="T1">“non-experiment” &gt;&gt; “non-experimental data” in last paragraph</text:span></text:span></text:p>
        </text:list-item>
        <text:list-item>
          <text:p text:style-name="P4"><text:span text:style-name="Default_20_Paragraph_20_Font"><text:span text:style-name="T1">“not only is graft is” &gt;&gt; “not only is graft”</text:span></text:span></text:p>
        </text:list-item>
        <text:list-item>
          <text:p text:style-name="P4"><text:span text:style-name="Default_20_Paragraph_20_Font"><text:span text:style-name="T1">Section 4.3 header: “Inference Using Randomization Inference” &gt;&gt; “Randomization Inference”</text:span></text:span></text:p>
        </text:list-item>
        <text:list-item>
          <text:p text:style-name="P6">“I rely on the insights that...” sentence: need to connect the dots</text:p>
        </text:list-item>
        <text:list-item>
          <text:p text:style-name="P6">“My analysis thus boils down to...” sentence: currently unclear, need to connect the dots</text:p>
        </text:list-item>
        <text:list-item>
          <text:p text:style-name="P8">paragraphs on the conditions for elections to be interpreted as geographic distribution of support needs to be clearer</text:p>
          <text:list>
            <text:list-item>
              <text:p text:style-name="P6">Better just talk about the first condition and why it holds, and then the second condition and why it holds</text:p>
            </text:list-item>
          </text:list>
        </text:list-item>
        <text:list-item>
          <text:p text:style-name="P11">“Authoritarian regimes see in election defeats what they are looking for”: not clear, rephrase maybe?</text:p>
          <text:list>
            <text:list-item>
              <text:p text:style-name="P4"><text:span text:style-name="Default_20_Paragraph_20_Font"><text:span text:style-name="T1">“Authoritarian regimes see in election defeats exactly what they seek to see”?</text:span></text:span></text:p>
            </text:list-item>
          </text:list>
        </text:list-item>
      </text:list>
      <text:p text:style-name="P2">What to cut</text:p>
      <text:list xml:id="list7547885280793006821" text:style-name="L2">
        <text:list-item>
          <text:p text:style-name="P9">Cut down literature review in introduction</text:p>
          <text:list>
            <text:list-item>
              <text:p text:style-name="P9">Or shorten 2.2</text:p>
            </text:list-item>
          </text:list>
        </text:list-item>
        <text:list-item>
          <text:p text:style-name="P9">Cut down basic methods explanation</text:p>
          <text:list>
            <text:list-item>
              <text:p text:style-name="P9">Most formula can go</text:p>
            </text:list-item>
          </text:list>
        </text:list-item>
        <text:list-item>
          <text:p text:style-name="P12">Cut down on repetition of the plan of the paper</text:p>
        </text:list-item>
        <text:list-item>
          <text:p text:style-name="P12">Cut down on number of times the information theories are repeated</text:p>
          <text:list>
            <text:list-item>
              <text:p text:style-name="P12">Esp in introduction</text:p>
            </text:list-item>
          </text:list>
        </text:list-item>
      </text:list>
      <text:p text:style-name="P2">What to explain more</text:p>
      <text:list xml:id="list202239412140224" text:style-name="L1">
        <text:list-item>
          <text:p text:style-name="P13"><text:soft-page-break/>Explain more about why voters think their ballots are kept as secret</text:p>
          <text:list>
            <text:list-item>
              <text:p text:style-name="P13">And why it is not contradictory to the possibility that central nominees may lose</text:p>
            </text:list-item>
          </text:list>
        </text:list-item>
        <text:list-item>
          <text:p text:style-name="P8">Explain why cutting central transfer is the first choice method to punishing</text:p>
          <text:list>
            <text:list-item>
              <text:p text:style-name="P6">Explain how firing is not an option</text:p>
              <text:list>
                <text:list-item>
                  <text:p text:style-name="P6">Details on leadership overhaul schedule</text:p>
                </text:list-item>
              </text:list>
            </text:list-item>
            <text:list-item>
              <text:p text:style-name="P6">Explain why it does not backfire by hurting the public</text:p>
              <text:list>
                <text:list-item>
                  <text:p text:style-name="P6">i.e. why government prefers carrots over sticks when trying to shore up supporter</text:p>
                </text:list-item>
                <text:list-item>
                  <text:p text:style-name="P6">or, why a stick for bureaucrats is not a stick for voters</text:p>
                </text:list-item>
              </text:list>
            </text:list-item>
            <text:list-item>
              <text:p text:style-name="P6">Explain why cutting transfer does not make it difficult for bureaucrats to deliver the next election</text:p>
            </text:list-item>
            <text:list-item>
              <text:p text:style-name="P6">Explain the central transfer change calendar</text:p>
            </text:list-item>
          </text:list>
        </text:list-item>
        <text:list-item>
          <text:p text:style-name="P6">Explain why increasing transfer as an option is viable</text:p>
          <text:list>
            <text:list-item>
              <text:p text:style-name="P6">Explain why it does not embolden the public</text:p>
            </text:list-item>
            <text:list-item>
              <text:p text:style-name="P6">Include reference who agrees</text:p>
            </text:list-item>
          </text:list>
        </text:list-item>
        <text:list-item>
          <text:p text:style-name="P6">Explain that increasing central transfer is unlikely due to other reasons i.e. normalization term is not too huge</text:p>
        </text:list-item>
        <text:list-item>
          <text:p text:style-name="P6">Explain what no organized opposition means</text:p>
          <text:list>
            <text:list-item>
              <text:p text:style-name="P6">And what it means by “the majority still supports the regime”</text:p>
            </text:list-item>
          </text:list>
        </text:list-item>
        <text:list-item>
          <text:p text:style-name="P6">Explain that only lower level interfere with the vote count</text:p>
          <text:list>
            <text:list-item>
              <text:p text:style-name="P6">Explain that central government doesn’t have a policy of interference because they need the information to be clear</text:p>
            </text:list-item>
            <text:list-item>
              <text:p text:style-name="P6">Explain also that lower-level interference means more noise, and so election defeat is a better signal than vote count</text:p>
            </text:list-item>
          </text:list>
        </text:list-item>
        <text:list-item>
          <text:p text:style-name="P6">Explain why government cares about 49% but not 51%</text:p>
          <text:list>
            <text:list-item>
              <text:p text:style-name="P4"><text:span text:style-name="Default_20_Paragraph_20_Font"><text:span text:style-name="T2">Answer: vote share is noisy, but a defeat is a clear signal</text:span></text:span></text:p>
              <text:list>
                <text:list-item>
                  <text:p text:style-name="P4"><text:span text:style-name="Default_20_Paragraph_20_Font"><text:span text:style-name="T2">e.g. a vote share of 55% may win in some places, but lose in some others</text:span></text:span></text:p>
                </text:list-item>
              </text:list>
            </text:list-item>
            <text:list-item>
              <text:p text:style-name="P6">Answer: also say that government is not 100% rational</text:p>
            </text:list-item>
          </text:list>
        </text:list-item>
      </text:list>
      <text:p text:style-name="P2">Clarify</text:p>
      <text:list xml:id="list2903381814402063280" text:style-name="L3">
        <text:list-item>
          <text:p text:style-name="P10">Clarify sooner what central defeat is (or preview it)</text:p>
        </text:list-item>
      </text:list>
      <text:list xml:id="list202238832138883" text:style-name="L1">
        <text:list-item>
          <text:p text:style-name="P4"><text:span text:style-name="Default_20_Paragraph_20_Font"><text:span text:style-name="T2">In 2.1, be clear about “party candidates” vs. what</text:span></text:span></text:p>
        </text:list-item>
        <text:list-item>
          <text:p text:style-name="P6">In 2.1, what does “abnormal behaviors” mean?</text:p>
        </text:list-item>
        <text:list-item>
          <text:p text:style-name="P4"><text:soft-page-break/><text:span text:style-name="Default_20_Paragraph_20_Font"><text:span text:style-name="T2">Be clear about to whom loyalty is/what loyalty is about</text:span></text:span></text:p>
          <text:list>
            <text:list-item>
              <text:p text:style-name="P6">Move the discussion about loyalty upward</text:p>
            </text:list-item>
          </text:list>
        </text:list-item>
        <text:list-item>
          <text:p text:style-name="P8">Be clear in 2.2 and 2.3 that information should be about the ability of bureaucrats in regard to “managing” elections</text:p>
          <text:list>
            <text:list-item>
              <text:p text:style-name="P8">Make that distinction clearer and earlier</text:p>
            </text:list-item>
            <text:list-item>
              <text:p text:style-name="P6">Maybe cite Larreguy here</text:p>
            </text:list-item>
          </text:list>
        </text:list-item>
        <text:list-item>
          <text:p text:style-name="P6">More explicitly how authoritarian regime with strong and institutionalized ruling parties is scope conditions</text:p>
        </text:list-item>
        <text:list-item>
          <text:p text:style-name="P4">Is there something special about the 2011 election</text:p>
        </text:list-item>
        <text:list-item>
          <text:p text:style-name="P6">What are null hypotheses doing</text:p>
        </text:list-item>
        <text:list-item>
          <text:p text:style-name="P14">That central government does not want the conflict of interest to be perceived publicly, thus presents election as “fair” competition between central and local</text:p>
          <text:list>
            <text:list-item>
              <text:p text:style-name="P14">And so cannot introduce formal incentive for local to elect a central candidate</text:p>
            </text:list-item>
          </text:list>
        </text:list-item>
        <text:list-item>
          <text:p text:style-name="P6">Move discussion of incompatibility upfront</text:p>
          <text:list>
            <text:list-item>
              <text:p text:style-name="P6">specifically clarify that the incompatibility arises from the standard operating procedures</text:p>
            </text:list-item>
          </text:list>
        </text:list-item>
      </text:list>
      <text:p text:style-name="P1">Information to add</text:p>
      <text:list xml:id="list4794797798816036104" text:style-name="L4">
        <text:list-item>
          <text:p text:style-name="P7">Evidence that money flows into popular public projects, not earmarked funds</text:p>
        </text:list-item>
        <text:list-item>
          <text:p text:style-name="P7">Evidence that media talks about defeat seriously</text:p>
        </text:list-item>
      </text:list>
      <text:list xml:id="list684799541221862027" text:style-name="L5">
        <text:list-item>
          <text:p text:style-name="P5">Summary of available data</text:p>
        </text:list-item>
      </text:list>
      <text:list xml:id="list202239115265322" text:style-name="L1">
        <text:list-item>
          <text:p text:style-name="P6">Need to specify % of central nominees who are defeated</text:p>
        </text:list-item>
        <text:list-item>
          <text:p text:style-name="P14">Some more specific details about the elections</text:p>
          <text:list>
            <text:list-item>
              <text:p text:style-name="P14">Type of list</text:p>
            </text:list-item>
            <text:list-item>
              <text:p text:style-name="P14">How results are released</text:p>
            </text:list-item>
            <text:list-item>
              <text:p text:style-name="P14">whether there are external monitors</text:p>
            </text:list-item>
            <text:list-item>
              <text:p text:style-name="P14">Tabulation process</text:p>
            </text:list-item>
          </text:list>
        </text:list-item>
        <text:list-item>
          <text:p text:style-name="P4"><text:span text:style-name="Default_20_Paragraph_20_Font"><text:span text:style-name="T3">Talk about the official explanation for central nominee defeats</text:span></text:span></text:p>
          <text:list>
            <text:list-item>
              <text:p text:style-name="P4">Maybe get this from media?</text:p>
            </text:list-item>
          </text:list>
        </text:list-item>
        <text:list-item>
          <text:p text:style-name="P6">Test of null hypotheses</text:p>
        </text:list-item>
        <text:list-item>
          <text:p text:style-name="P4">Robustness checks using alternative bandwidths</text:p>
        </text:list-item>
        <text:list-item>
          <text:p text:style-name="P6">Robustness checks using year fixed effects</text:p>
        </text:list-item>
        <text:list-item>
          <text:p text:style-name="P4"><text:soft-page-break/>Placebo using 60% boundary</text:p>
        </text:list-item>
        <text:list-item>
          <text:p text:style-name="P6">Placebo using alternative t-1 cut-off date</text:p>
        </text:list-item>
        <text:list-item>
          <text:p text:style-name="P4">Analysis using electoral margin</text:p>
        </text:list-item>
        <text:list-item>
          <text:p text:style-name="P4">Evidence that central nominees face weaker competition</text:p>
        </text:list-item>
        <text:list-item>
          <text:p text:style-name="P6">Evidence that there is no high-level manipulation of the vote count</text:p>
        </text:list-item>
        <text:list-item>
          <text:p text:style-name="P4">Evidence that central government does care about the information</text:p>
        </text:list-item>
        <text:list-item>
          <text:p text:style-name="P6">Variables that define scope conditions</text:p>
          <text:list>
            <text:list-item>
              <text:p text:style-name="P6">Central authority, strong government etc</text:p>
            </text:list-item>
            <text:list-item>
              <text:p text:style-name="P6">Secure control, no opposition</text:p>
            </text:list-item>
            <text:list-item>
              <text:p text:style-name="P6">Where central transfer is a good method of placating</text:p>
            </text:list-item>
          </text:list>
        </text:list-item>
        <text:list-item>
          <text:p text:style-name="P13">A third contribution about substantive importance</text:p>
        </text:list-item>
      </text:list>
      <text:p text:style-name="P2">Major rephrase</text:p>
      <text:list xml:id="list214918195670943" text:continue-numbering="true" text:style-name="L1">
        <text:list-item>
          <text:p text:style-name="P4"><text:span text:style-name="Default_20_Paragraph_20_Font"><text:span text:style-name="T2">Alternative intro:</text:span></text:span></text:p>
          <text:list>
            <text:list-item>
              <text:p text:style-name="P4"><text:span text:style-name="Default_20_Paragraph_20_Font"><text:span text:style-name="T2">#1: Out of 2 info theories, it’s not clear which one applies to the case of Vietnam</text:span></text:span></text:p>
              <text:list>
                <text:list-item>
                  <text:p text:style-name="P4"><text:span text:style-name="Default_20_Paragraph_20_Font"><text:span text:style-name="T2">Argument A says…</text:span></text:span></text:p>
                </text:list-item>
                <text:list-item>
                  <text:p text:style-name="P4"><text:span text:style-name="Default_20_Paragraph_20_Font"><text:span text:style-name="T2">Argument B says…</text:span></text:span></text:p>
                </text:list-item>
                <text:list-item>
                  <text:p text:style-name="P4"><text:span text:style-name="Default_20_Paragraph_20_Font"><text:span text:style-name="T2">I argue</text:span></text:span></text:p>
                </text:list-item>
              </text:list>
            </text:list-item>
            <text:list-item>
              <text:p text:style-name="P6">#2: This paper seeks to adjudicate between two theories where only A or B could be true</text:p>
            </text:list-item>
          </text:list>
        </text:list-item>
        <text:list-item>
          <text:p text:style-name="P6">In intro, move main argument before empirical findings</text:p>
        </text:list-item>
        <text:list-item>
          <text:p text:style-name="P4"><text:span text:style-name="Default_20_Paragraph_20_Font"><text:span text:style-name="T2">Alternative way to phrase question:</text:span></text:span></text:p>
          <text:list>
            <text:list-item>
              <text:p text:style-name="P4"><text:span text:style-name="Default_20_Paragraph_20_Font"><text:span text:style-name="T2">#1: “What happens when an election can only be used to infer one of those things”</text:span></text:span></text:p>
            </text:list-item>
            <text:list-item>
              <text:p text:style-name="P6">#2: “The theories fail to recognize that election can sometimes only be used to infer one of those things”</text:p>
            </text:list-item>
          </text:list>
        </text:list-item>
        <text:list-item>
          <text:p text:style-name="P6">Rephrase the central problem: regime’s interpretation leads to them deciding the primary solution to the problem: remove/punish bureaucrats or buy off votes</text:p>
        </text:list-item>
        <text:list-item>
          <text:p text:style-name="P6">“Placate” vs. “Punish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iberation San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iberation Sans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icrosoft Office</dc:title>
    <meta:creation-date>2017-03-18T18:38:00Z</meta:creation-date>
    <dc:date>2017-05-11T21:49:17.629682355</dc:date>
    <meta:editing-cycles>15</meta:editing-cycles>
    <meta:editing-duration>P1DT8H57M48S</meta:editing-duration>
    <dc:creator>Minh Trinh</dc:creator>
    <meta:document-statistic meta:table-count="0" meta:image-count="0" meta:object-count="0" meta:page-count="4" meta:paragraph-count="105" meta:word-count="1003" meta:character-count="5721" meta:non-whitespace-character-count="4921"/>
    <meta:template xlink:type="simple" xlink:actuate="onRequest" xlink:title="" xlink:href="./Microsoft%20Office.ott"/>
  </office:meta>
</office:document-meta>
</file>